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200%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list-style-name="WWNum2">
      <style:paragraph-properties fo:margin-left="0.5in" fo:margin-right="0in" fo:line-height="200%" fo:text-align="start" style:justify-single-word="fals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line-height="200%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line-height="2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10" style:family="paragraph" style:parent-style-name="Standard">
      <style:paragraph-properties fo:margin-left="0.5in" fo:margin-right="0in" fo:line-height="200%" fo:text-indent="0in" style:auto-text-indent="false"/>
    </style:style>
    <style:style style:name="P11" style:family="paragraph" style:parent-style-name="Standard">
      <style:paragraph-properties fo:margin-left="0.5in" fo:margin-right="0in" fo:line-height="200%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 style:list-style-name="WWNum1">
      <style:paragraph-properties fo:margin-left="1in" fo:margin-right="0in" fo:line-height="200%" fo:text-indent="-0.25in" style:auto-text-indent="false"/>
    </style:style>
    <style:style style:name="P13" style:family="paragraph" style:parent-style-name="Standard" style:list-style-name="WWNum4">
      <style:paragraph-properties fo:margin-left="1in" fo:margin-right="0in" fo:line-height="200%" fo:text-indent="-0.25in" style:auto-text-indent="false"/>
    </style:style>
    <style:style style:name="P14" style:family="paragraph" style:parent-style-name="Standard" style:list-style-name="WWNum6">
      <style:paragraph-properties fo:margin-left="1in" fo:margin-right="0in" fo:line-height="200%" fo:text-indent="-0.25in" style:auto-text-indent="false"/>
    </style:style>
    <style:style style:name="P15" style:family="paragraph" style:parent-style-name="Standard">
      <style:paragraph-properties fo:margin-top="0.1665in" fo:margin-bottom="0.1665in" loext:contextual-spacing="false" fo:line-height="200%"/>
    </style:style>
    <style:style style:name="P1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188038" style:font-name="Roboto Mono" fo:font-size="12pt" style:font-name-asian="Roboto Mono1" style:font-size-asian="12pt" style:font-name-complex="Roboto Mono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Troubleshooting Guide</text:span></text:p>
      <text:p text:style-name="P1"><text:span text:style-name="T2">Table of contents </text:span></text:p>
      <text:list xml:id="list3434330987" text:style-name="WWNum2">
        <text:list-item>
          <text:p text:style-name="P4"><text:span text:style-name="T4">Common problem 1: Connection Establishment Failures (TCP)</text:span></text:p>
        </text:list-item>
        <text:list-item>
          <text:p text:style-name="P5"><text:span text:style-name="T4">Common problem 2: Port Conflicts &amp; Unavailability</text:span></text:p>
        </text:list-item>
        <text:list-item>
          <text:p text:style-name="P5"><text:span text:style-name="T4">Common problem 3: TCP Retransmissions &amp; Packet Loss</text:span></text:p>
        </text:list-item>
        <text:list-item>
          <text:p text:style-name="P5"><text:span text:style-name="T4">Common problem 4: Flow Control Issues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1994645170" text:style-name="WWNum5">
        <text:list-item>
          <text:p text:style-name="P6"><text:span text:style-name="T3">Connection Establishment Failures (TCP)</text:span></text:p>
        </text:list-item>
      </text:list>
      <text:p text:style-name="P10"><text:span text:style-name="T7">Problem: The sender overwhelms the receiver — TCP receive window shrinks to zero, stalling the connection. </text:span></text:p>
      <text:p text:style-name="P10"><text:span text:style-name="T7">Solutions:</text:span></text:p>
      <text:list xml:id="list974572108" text:style-name="WWNum1">
        <text:list-item>
          <text:p text:style-name="P12"><text:span text:style-name="T4">I</text:span><text:span text:style-name="T7">ncrease socket receive buffer sizes (</text:span><text:span text:style-name="T9">SO_RCVBUF</text:span><text:span text:style-name="T7">)</text:span></text:p>
        </text:list-item>
        <text:list-item>
          <text:p text:style-name="P12"><text:span text:style-name="T7">Ensure TCP window scaling is enabled (especially over high-latency links)</text:span></text:p>
        </text:list-item>
        <text:list-item>
          <text:p text:style-name="P12"><text:span text:style-name="T7">Check for a slow application consuming data from the buffer</text:span></text:p>
        </text:list-item>
      </text:list>
      <text:list xml:id="list212160173852742" text:continue-list="list1994645170" text:style-name="WWNum5">
        <text:list-item>
          <text:p text:style-name="P6"><text:span text:style-name="T3">Port Conflicts &amp; Unavailability</text:span></text:p>
        </text:list-item>
      </text:list>
      <text:p text:style-name="P10"><text:span text:style-name="T7">Problem: A service can't bind to a port because it's already in use, or a client can't reach a port that's blocked. </text:span></text:p>
      <text:p text:style-name="P10"><text:span text:style-name="T7">Solutions:</text:span></text:p>
      <text:list xml:id="list2068787740" text:style-name="WWNum4">
        <text:list-item>
          <text:p text:style-name="P13"><text:span text:style-name="T7">Use </text:span><text:span text:style-name="T9">netstat</text:span><text:span text:style-name="T7">, </text:span><text:span text:style-name="T9">ss</text:span><text:span text:style-name="T7">, or </text:span><text:span text:style-name="T9">lsof -i</text:span><text:span text:style-name="T7"> to identify what's occupying a port</text:span></text:p>
        </text:list-item>
        <text:list-item>
          <text:p text:style-name="P13"><text:span text:style-name="T7">Change the application's configured port</text:span></text:p>
        </text:list-item>
        <text:list-item>
          <text:p text:style-name="P13"><text:span text:style-name="T7">Review firewall/ACL rules on routers and host-based firewalls</text:span></text:p>
        </text:list-item>
      </text:list>
      <text:list xml:id="list212160921467108" text:continue-list="list212160173852742" text:style-name="WWNum5">
        <text:list-item>
          <text:p text:style-name="P6"><text:span text:style-name="T3">TCP Retransmissions &amp; Packet Loss</text:span></text:p>
        </text:list-item>
      </text:list>
      <text:p text:style-name="P10"><text:span text:style-name="T7">Problem: Segments are lost in transit, causing slow performance and retransmission storms. </text:span></text:p>
      <text:p text:style-name="P10"><text:soft-page-break/><text:span text:style-name="T7">Solutions:</text:span></text:p>
      <text:list xml:id="list898487008" text:style-name="WWNum6">
        <text:list-item>
          <text:p text:style-name="P14"><text:span text:style-name="T7">Use </text:span><text:span text:style-name="T9">Wireshark</text:span><text:span text:style-name="T7"> or </text:span><text:span text:style-name="T9">tcpdump</text:span><text:span text:style-name="T7"> to identify retransmission patterns</text:span></text:p>
        </text:list-item>
        <text:list-item>
          <text:p text:style-name="P14"><text:span text:style-name="T7">Check physical/link layer for errors (bad cable, faulty NIC)</text:span></text:p>
        </text:list-item>
        <text:list-item>
          <text:p text:style-name="P14"><text:span text:style-name="T7">Tune TCP retransmission timeout (RTO) values</text:span></text:p>
        </text:list-item>
        <text:list-item>
          <text:p text:style-name="P14"><text:span text:style-name="T7">Reduce congestion on the network path</text:span></text:p>
        </text:list-item>
      </text:list>
      <text:list xml:id="list212159291924428" text:continue-list="list212160921467108" text:style-name="WWNum5">
        <text:list-item>
          <text:p text:style-name="P6"><text:span text:style-name="T3">Flow Control Issues</text:span></text:p>
        </text:list-item>
      </text:list>
      <text:p text:style-name="P15"><text:span text:style-name="T7">Problem: The sender overwhelms the receiver — TCP receive window shrinks to zero, stalling the connection. Solutions:</text:span></text:p>
      <text:list xml:id="list1380470878" text:style-name="WWNum3">
        <text:list-item>
          <text:p text:style-name="P7"><text:span text:style-name="T7">Increase socket receive buffer sizes (</text:span><text:span text:style-name="T9">SO_RCVBUF</text:span><text:span text:style-name="T7">)</text:span></text:p>
        </text:list-item>
        <text:list-item>
          <text:p text:style-name="P8"><text:span text:style-name="T7">Ensure TCP window scaling is enabled (especially over high-latency links)</text:span></text:p>
        </text:list-item>
        <text:list-item>
          <text:p text:style-name="P9"><text:span text:style-name="T7">Check for a slow application consuming data from the buffer</text:span></text:p>
        </text:list-item>
      </text:list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8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245" meta:character-count="1571" meta:non-whitespace-character-count="1372"/>
    <meta:generator>LibreOfficeDev/6.0.5.2$Linux_X86_64 LibreOffice_project/</meta:generator>
  </office:meta>
</office:document-meta>
</file>